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solid" draw:fill-color="#ffff00" draw:textarea-horizontal-align="justify" draw:textarea-vertical-align="middle" draw:auto-grow-height="false" fo:min-height="0.311cm" fo:min-width="0.059cm" fo:padding-top="0.152cm" fo:padding-bottom="0.152cm" fo:padding-left="0.277cm" fo:padding-right="0.27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812cm" loext:decorative="false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b45a1e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solid" draw:fill-color="#c800ff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694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solid" draw:fill-color="#464646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0.729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solid" draw:fill-color="#ff0000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5.209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solid" draw:fill-color="#00ff00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="solid" draw:fill-color="#00ffff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10.376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0.311cm" fo:min-width="0.061cm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2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P1" style:family="paragraph">
      <style:text-properties fo:color="#000000" loext:opacity="100%" style:font-name="Arial" fo:font-weight="normal"/>
    </style:style>
    <style:style style:name="P2" style:family="paragraph">
      <loext:graphic-properties draw:fill="none" draw:fill-color="#ffffff"/>
      <style:text-properties fo:color="#000000" loext:opacity="100%" style:font-name="Arial" fo:font-weight="normal"/>
    </style:style>
    <style:style style:name="P3" style:family="paragraph">
      <loext:graphic-properties draw:fill="solid" draw:fill-color="#ffff00"/>
      <style:paragraph-properties fo:text-align="center"/>
      <style:text-properties style:font-name="Arial" fo:font-weight="normal"/>
    </style:style>
    <style:style style:name="P4" style:family="paragraph">
      <loext:graphic-properties draw:fill="solid" draw:fill-color="#b45a1e"/>
      <style:paragraph-properties fo:text-align="center"/>
      <style:text-properties style:font-name="Arial" fo:font-weight="normal"/>
    </style:style>
    <style:style style:name="P5" style:family="paragraph">
      <loext:graphic-properties draw:fill="solid" draw:fill-color="#c800ff"/>
      <style:paragraph-properties fo:text-align="center"/>
      <style:text-properties style:font-name="Arial" fo:font-weight="normal"/>
    </style:style>
    <style:style style:name="P6" style:family="paragraph">
      <loext:graphic-properties draw:fill="solid" draw:fill-color="#464646"/>
      <style:paragraph-properties fo:text-align="center"/>
      <style:text-properties style:font-name="Arial" fo:font-weight="normal"/>
    </style:style>
    <style:style style:name="P7" style:family="paragraph">
      <loext:graphic-properties draw:fill="solid" draw:fill-color="#ff0000"/>
      <style:paragraph-properties fo:text-align="center"/>
      <style:text-properties style:font-name="Arial" fo:font-weight="normal"/>
    </style:style>
    <style:style style:name="P8" style:family="paragraph">
      <loext:graphic-properties draw:fill="solid" draw:fill-color="#00ff00"/>
      <style:paragraph-properties fo:text-align="center"/>
      <style:text-properties style:font-name="Arial" fo:font-weight="normal"/>
    </style:style>
    <style:style style:name="P9" style:family="paragraph">
      <loext:graphic-properties draw:fill="solid" draw:fill-color="#00ffff"/>
      <style:paragraph-properties fo:text-align="center"/>
      <style:text-properties style:font-name="Arial" fo:font-weight="normal"/>
    </style:style>
    <style:style style:name="P10" style:family="paragraph">
      <loext:graphic-properties draw:fill="solid" draw:fill-color="#eeeeee"/>
      <style:paragraph-properties fo:text-align="center"/>
      <style:text-properties style:font-name="Arial" fo:font-weight="normal"/>
    </style:style>
    <style:style style:name="P11" style:family="paragraph">
      <style:paragraph-properties fo:text-align="center"/>
      <style:text-properties fo:color="#000000" loext:opacity="100%" style:font-name="Arial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0000" loext:opacity="100%" style:font-name="Arial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2" draw:layer="layout" svg:width="4cm" svg:height="0.962cm" svg:x="1.767cm" svg:y="2.5cm">
            <draw:text-box>
              <text:p text:style-name="P1">Power Pins</text:p>
            </draw:text-box>
          </draw:frame>
          <draw:custom-shape draw:style-name="gr3" draw:text-style-name="P3" draw:layer="layout" svg:width="0.867cm" svg:height="0.867cm" svg:x="0.8cm" svg:y="2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1">
          <draw:frame draw:style-name="gr4" draw:text-style-name="P2" draw:layer="layout" svg:width="4.312cm" svg:height="0.962cm" svg:x="1.767cm" svg:y="3.697cm">
            <draw:text-box>
              <text:p text:style-name="P1">Ground Pins</text:p>
            </draw:text-box>
          </draw:frame>
          <draw:custom-shape draw:style-name="gr5" draw:text-style-name="P4" draw:layer="layout" svg:width="0.867cm" svg:height="0.867cm" svg:x="0.8cm" svg:y="3.7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draw:style-name="gr1">
          <draw:custom-shape draw:style-name="gr6" draw:text-style-name="P5" draw:layer="layout" svg:width="0.867cm" svg:height="0.867cm" svg:x="0.8cm" svg:y="4.9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7" draw:text-style-name="P2" draw:layer="layout" svg:width="8.194cm" svg:height="0.962cm" svg:x="1.767cm" svg:y="4.956cm">
            <draw:text-box>
              <text:p text:style-name="P1">Special Pins (ALT Mode)</text:p>
            </draw:text-box>
          </draw:frame>
        </draw:g>
        <draw:g draw:style-name="gr1">
          <draw:custom-shape draw:style-name="gr8" draw:text-style-name="P6" draw:layer="layout" svg:width="0.867cm" svg:height="0.867cm" svg:x="0.8cm" svg:y="6.26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2" draw:layer="layout" svg:width="11.229cm" svg:height="0.962cm" svg:x="1.767cm" svg:y="6.215cm">
            <draw:text-box>
              <text:p text:style-name="P1">GPIO / Special Pins (OFF Mode)</text:p>
            </draw:text-box>
          </draw:frame>
        </draw:g>
        <draw:g draw:style-name="gr1">
          <draw:custom-shape draw:style-name="gr10" draw:text-style-name="P7" draw:layer="layout" svg:width="0.867cm" svg:height="0.867cm" svg:x="0.8cm" svg:y="7.5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1" draw:text-style-name="P2" draw:layer="layout" svg:width="15.709cm" svg:height="0.962cm" svg:x="1.767cm" svg:y="7.473cm">
            <draw:text-box>
              <text:p text:style-name="P1">GPIO / Special Pins (OUTPUT Mode, LOW State)</text:p>
            </draw:text-box>
          </draw:frame>
        </draw:g>
        <draw:g draw:style-name="gr1">
          <draw:custom-shape draw:style-name="gr12" draw:text-style-name="P8" draw:layer="layout" svg:width="0.867cm" svg:height="0.867cm" svg:x="0.8cm" svg:y="8.7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3" draw:text-style-name="P2" draw:layer="layout" svg:width="15.619cm" svg:height="1cm" svg:x="1.767cm" svg:y="8.694cm">
            <draw:text-box>
              <text:p text:style-name="P1">GPIO / Special Pins (OUTPUT Mode, HIGH State</text:p>
            </draw:text-box>
          </draw:frame>
        </draw:g>
        <draw:g draw:style-name="gr1">
          <draw:custom-shape draw:style-name="gr14" draw:text-style-name="P9" draw:layer="layout" svg:width="0.867cm" svg:height="0.867cm" svg:x="0.8cm" svg:y="10.0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5" draw:text-style-name="P2" draw:layer="layout" svg:width="11.483cm" svg:height="0.962cm" svg:x="1.767cm" svg:y="9.991cm">
            <draw:text-box>
              <text:p text:style-name="P1">GPIO / Special Pins (INPUT Mode)</text:p>
            </draw:text-box>
          </draw:frame>
        </draw:g>
        <draw:g draw:style-name="gr1">
          <draw:custom-shape draw:style-name="gr16" draw:text-style-name="P10" draw:layer="layout" svg:width="0.867cm" svg:height="0.867cm" svg:x="0.8cm" svg:y="11.2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7" draw:text-style-name="P2" draw:layer="layout" svg:width="5.124cm" svg:height="0.962cm" svg:x="1.767cm" svg:y="11.25cm">
            <draw:text-box>
              <text:p text:style-name="P1">Undefined Pins</text:p>
            </draw:text-box>
          </draw:frame>
        </draw:g>
        <draw:frame draw:style-name="gr18" draw:text-style-name="P12" draw:layer="layout" svg:width="7.493cm" svg:height="1.825cm" svg:x="5.253cm" svg:y="0.4cm">
          <draw:text-box>
            <text:p text:style-name="P11"><text:span text:style-name="T1">K</text:span><text:span text:style-name="T1">O</text:span><text:span text:style-name="T1">P</text:span><text:span text:style-name="T1">I</text:span><text:span text:style-name="T1">S</text:span></text:p>
            <text:p text:style-name="P11"><text:span text:style-name="T1">P</text:span><text:span text:style-name="T1">i</text:span><text:span text:style-name="T1">n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9T13:02:11.422576200</meta:creation-date>
    <dc:date>2025-10-19T14:05:16.847754300</dc:date>
    <meta:editing-duration>PT16M24S</meta:editing-duration>
    <meta:editing-cycles>7</meta:editing-cycles>
    <meta:generator>LibreOffice/25.2.5.2$Windows_X86_64 LibreOffice_project/03d19516eb2e1dd5d4ccd751a0d6f35f35e08022</meta:generator>
    <meta:document-statistic meta:object-count="25"/>
  </office:meta>
</office:document-meta>
</file>